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fo:color="#424242" loext:opacity="100%" style:font-name="Inter" fo:font-size="36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40%" fo:orphans="2" fo:widows="2" fo:text-indent="0cm" style:auto-text-indent="false"/>
    </style:style>
    <style:style style:name="P3" style:family="paragraph" style:parent-style-name="Heading_20_2">
      <style:paragraph-properties fo:margin-left="0cm" fo:margin-right="0cm" fo:line-height="120%" fo:orphans="2" fo:widows="2" fo:text-indent="0cm" style:auto-text-indent="false"/>
      <style:text-properties fo:font-variant="normal" fo:text-transform="none" fo:color="#424242" loext:opacity="100%" style:font-name="Inter" fo:font-size="31.5pt" fo:letter-spacing="normal" fo:font-style="normal" fo:font-weight="bold" loext:padding="0cm" loext:border="none"/>
    </style:style>
    <style:style style:name="P4" style:family="paragraph" style:parent-style-name="Text_20_body">
      <style:paragraph-properties fo:margin-left="0cm" fo:margin-right="0cm" fo:line-height="140%" fo:orphans="2" fo:widows="2" fo:text-indent="0cm" style:auto-text-indent="false"/>
      <style:text-properties fo:font-variant="normal" fo:text-transform="none" fo:color="#000000" loext:opacity="100%" style:font-name="Inter" fo:font-size="13.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line-height="140%" fo:orphans="2" fo:widows="2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 style:list-style-name="L1">
      <style:paragraph-properties fo:margin-top="0cm" fo:margin-bottom="0cm" style:contextual-spacing="false" fo:orphans="2" fo:widows="2" fo:text-indent="0cm" style:auto-text-indent="false"/>
    </style:style>
    <style:style style:name="P8" style:family="paragraph" style:parent-style-name="Text_20_body" style:list-style-name="L1">
      <style:paragraph-properties fo:orphans="2" fo:widows="2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 style:list-style-name="L2">
      <style:paragraph-properties fo:margin-top="0cm" fo:margin-bottom="0cm" style:contextual-spacing="false" fo:orphans="2" fo:widows="2" fo:text-indent="0cm" style:auto-text-indent="false"/>
    </style:style>
    <style:style style:name="P11" style:family="paragraph" style:parent-style-name="Text_20_body" style:list-style-name="L2">
      <style:paragraph-properties fo:orphans="2" fo:widows="2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3">
      <style:paragraph-properties fo:margin-top="0cm" fo:margin-bottom="0cm" style:contextual-spacing="false" fo:orphans="2" fo:widows="2" fo:text-indent="0cm" style:auto-text-indent="false"/>
    </style:style>
    <style:style style:name="P14" style:family="paragraph" style:parent-style-name="Text_20_body" style:list-style-name="L3">
      <style:paragraph-properties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13.5pt" fo:letter-spacing="normal" fo:font-style="normal" fo:font-weight="normal" loext:padding="0cm" loext:border="none"/>
    </style:style>
    <style:style style:name="P16" style:family="paragraph" style:parent-style-name="Text_20_body" style:list-style-name="L4">
      <style:paragraph-properties fo:orphans="2" fo:widows="2" fo:text-indent="0cm" style:auto-text-indent="false"/>
      <style:text-properties fo:font-variant="normal" fo:text-transform="none" fo:color="#000000" loext:opacity="100%" style:font-name="Inter" fo:font-size="13.5pt" fo:letter-spacing="normal" fo:font-style="normal" fo:font-weight="normal" loext:padding="0cm" loext:border="non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 style:list-style-name="L5">
      <style:paragraph-properties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5">
      <style:paragraph-properties fo:orphans="2" fo:widows="2" fo:text-indent="0cm" style:auto-text-indent="fals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1" style:family="paragraph" style:parent-style-name="Text_20_body" style:list-style-name="L6">
      <style:paragraph-properties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Inter" fo:font-size="13.5pt" fo:letter-spacing="normal" fo:font-style="normal" fo:font-weight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«Объектно-ориентированная онтология как новая парадигма реалистического мышления». Конспект</text:h>
      <text:p text:style-name="P2"><text:span text:style-name="Emphasis"><text:span text:style-name="T1">Объектно-ориентированная онтология — это новая, цельная парадигма мышления, разрабатываемая современными философами. Приверженцы этой парадигмы даже называют её «философской теорией всего». В чем же заключается объектно-ориентированная онтология и чему она учит нас?</text:span></text:span></text:p>
      <text:h text:style-name="P3" text:outline-level="2">Конец постмодерна и поиск новой парадигмы</text:h>
      <text:p text:style-name="P4">Мы живём в эпоху, когда старые философские рамки — модернизм с его верой в разум и прогресс, постмодернизм с его иронией и деконструкцией — исчерпали себя. Уже в 2002 году канадский литературовед Линда Хатчеон провозгласила конец эпохи Постмодерна. С тех пор философия и гуманитарные науки находятся в поиске новой <text:soft-page-break/>парадигмы — той самой «Парадигмы 3.0», о которой сегодня всё чаще говорят.</text:p>
      <text:p text:style-name="P5"><text:span text:style-name="T1">Этот поиск выражается в множестве «поворотов»: спекулятивного, онтологического, поворота к нечеловеческому (</text:span><text:span text:style-name="Emphasis"><text:span text:style-name="T1">non-human turn</text:span></text:span><text:span text:style-name="T1">). Все они указывают на одно: человечество вновь обращается к </text:span><text:span text:style-name="Strong_20_Emphasis"><text:span text:style-name="T1">реальности как таковой</text:span></text:span><text:span text:style-name="T1"> — не к её социальному конструированию и не к ироническому отрицанию, а к попытке понять, что существует независимо от нас.</text:span></text:p>
      <text:p text:style-name="P5"><text:span text:style-name="T1">Именно в этом контексте возникает </text:span><text:span text:style-name="Strong_20_Emphasis"><text:span text:style-name="T1">объектно-ориентированная онтология</text:span></text:span><text:span text:style-name="T1"> (ООО) — философское направление, предложенное американским мыслителем Грэмом Харманом. На первый взгляд, это ещё одна академическая теория. Но на деле — попытка создать </text:span><text:span text:style-name="Strong_20_Emphasis"><text:span text:style-name="T1">новую теорию всего</text:span></text:span><text:span text:style-name="T1">, универсальную модель бытия, применимую от физики до теологии, от видеоигр до экологии.</text:span></text:p>
      <text:h text:style-name="P3" text:outline-level="2">Что такое объект? За пределами материи и идеи</text:h>
      <text:p text:style-name="P5"><text:span text:style-name="T1">В основе ООО лежит радикальное утверждение: </text:span><text:span text:style-name="Strong_20_Emphasis"><text:span text:style-name="T1">всё есть объект</text:span></text:span><text:span text:style-name="T1">. Не только стол, дерево или человек, но и число 2, Гарри Поттер, электрон, любовь, Вселенная — всё это объекты.</text:span></text:p>
      <text:p text:style-name="P4">Харман отвергает четыре традиционных заблуждения о реальности:</text:p>
      <text:list text:style-name="L1">
        <text:list-item>
          <text:p text:style-name="P6"><text:span text:style-name="Strong_20_Emphasis"><text:span text:style-name="T1">Физикализм</text:span></text:span><text:span text:style-name="T1">: </text:span><text:span text:style-name="Emphasis"><text:span text:style-name="T1">«реально только материальное».</text:span></text:span><text:span text:style-name="T1"><text:line-break/>Но: число 2 существует независимо от людей, хотя и не имеет массы.</text:span></text:p>
        </text:list-item>
        <text:list-item>
          <text:p text:style-name="P7"><text:span text:style-name="Strong_20_Emphasis"><text:span text:style-name="T1">Редукционизм</text:span></text:span><text:span text:style-name="T1"> («меньшизм»): </text:span><text:span text:style-name="Emphasis"><text:span text:style-name="T1">«всё сводится к элементарным частям».</text:span></text:span><text:span text:style-name="T1"><text:line-break/>Но: человек — не просто сумма атомов; его нельзя полностью объяснить через биологию или социологию.</text:span></text:p>
        </text:list-item>
        <text:list-item>
          <text:p text:style-name="P7"><text:soft-page-break/><text:span text:style-name="Strong_20_Emphasis"><text:span text:style-name="T1">Антификционализм</text:span></text:span><text:span text:style-name="T1">: </text:span><text:span text:style-name="Emphasis"><text:span text:style-name="T1">«вымышленное нереально».</text:span></text:span><text:span text:style-name="T1"><text:line-break/>Но: Гарри Поттер — реальный объект в культурном и идеальном поле.</text:span></text:p>
        </text:list-item>
        <text:list-item>
          <text:p text:style-name="P8"><text:span text:style-name="Strong_20_Emphasis"><text:span text:style-name="T1">Буквалистский реализм</text:span></text:span><text:span text:style-name="T1">: </text:span><text:span text:style-name="Emphasis"><text:span text:style-name="T1">«реальность можно точно описать пропозициями».</text:span></text:span><text:span text:style-name="T1"><text:line-break/>Но: любое описание — лишь перевод, а не сама вещь.</text:span></text:p>
        </text:list-item>
      </text:list>
      <text:p text:style-name="P5"><text:span text:style-name="T1">Объект, по Харману, — это </text:span><text:span text:style-name="Strong_20_Emphasis"><text:span text:style-name="T1">автономная сущность</text:span></text:span><text:span text:style-name="T1">, которая </text:span><text:span text:style-name="Strong_20_Emphasis"><text:span text:style-name="T1">не сводится ни к своим частям, ни к своим эффектам</text:span></text:span><text:span text:style-name="T1">. Он всегда содержит </text:span><text:span text:style-name="Strong_20_Emphasis"><text:span text:style-name="T1">нередуцируемый остаток</text:span></text:span><text:span text:style-name="T1">, скрытый от прямого доступа.</text:span></text:p>
      <text:h text:style-name="P3" text:outline-level="2">Четвероякий объект: модель реальности</text:h>
      <text:p text:style-name="P5"><text:span text:style-name="T1">Центральный инструмент ООО — </text:span><text:span text:style-name="Strong_20_Emphasis"><text:span text:style-name="T1">модель четвероякого объекта</text:span></text:span><text:span text:style-name="T1">. Любой объект аналитически распадается на четыре полюса:</text:span></text:p>
      <text:list text:style-name="L2">
        <text:list-item>
          <text:p text:style-name="P9"><text:span text:style-name="Strong_20_Emphasis"><text:span text:style-name="T1">Реальный объект</text:span></text:span><text:span text:style-name="T1"> — то, что существует независимо от нас, но недоступно напрямую.</text:span></text:p>
        </text:list-item>
        <text:list-item>
          <text:p text:style-name="P10"><text:span text:style-name="Strong_20_Emphasis"><text:span text:style-name="T1">Реальные качества</text:span></text:span><text:span text:style-name="T1"> — то, что делает объект именно этим объектом (его сущность).</text:span></text:p>
        </text:list-item>
        <text:list-item>
          <text:p text:style-name="P10"><text:span text:style-name="Strong_20_Emphasis"><text:span text:style-name="T1">Чувственный объект</text:span></text:span><text:span text:style-name="T1"> — образ объекта в нашем восприятии или опыте.</text:span></text:p>
        </text:list-item>
        <text:list-item>
          <text:p text:style-name="P11"><text:span text:style-name="Strong_20_Emphasis"><text:span text:style-name="T1">Чувственные качества</text:span></text:span><text:span text:style-name="T1"> — меняющиеся свойства, которые мы воспринимаем (цвет, звук, форма и т.д.).</text:span></text:p>
        </text:list-item>
      </text:list>
      <text:p text:style-name="P5"><text:span text:style-name="T1">Эти полюса связаны </text:span><text:span text:style-name="Strong_20_Emphasis"><text:span text:style-name="T1">напряжениями</text:span></text:span><text:span text:style-name="T1">, которые порождают базовые категории бытия:</text:span></text:p>
      <text:list text:style-name="L3">
        <text:list-item>
          <text:p text:style-name="P12"><text:span text:style-name="Strong_20_Emphasis"><text:span text:style-name="T1">Сущность</text:span></text:span><text:span text:style-name="T1"> — напряжение между реальным объектом и его реальными качествами.</text:span></text:p>
        </text:list-item>
        <text:list-item>
          <text:p text:style-name="P13"><text:span text:style-name="Strong_20_Emphasis"><text:span text:style-name="T1">Эйдос</text:span></text:span><text:span text:style-name="T1"> (идея) — между чувственным объектом и реальными качествами.</text:span></text:p>
        </text:list-item>
        <text:list-item>
          <text:p text:style-name="P13"><text:span text:style-name="Strong_20_Emphasis"><text:span text:style-name="T1">Энергия</text:span></text:span><text:span text:style-name="T1"> — между реальным объектом и чувственными качествами (то, что мы ощущаем как «присутствие»).</text:span></text:p>
        </text:list-item>
        <text:list-item>
          <text:p text:style-name="P13"><text:soft-page-break/><text:span text:style-name="Strong_20_Emphasis"><text:span text:style-name="T1">Время</text:span></text:span><text:span text:style-name="T1"> — между чувственным объектом и его меняющимися качествами.</text:span></text:p>
        </text:list-item>
        <text:list-item>
          <text:p text:style-name="P14"><text:span text:style-name="Strong_20_Emphasis"><text:span text:style-name="T1">Пространство</text:span></text:span><text:span text:style-name="T1"> — как структура восприятия чувственных качеств.</text:span></text:p>
        </text:list-item>
      </text:list>
      <text:p text:style-name="P5"><text:span text:style-name="T1">Важно: </text:span><text:span text:style-name="Strong_20_Emphasis"><text:span text:style-name="T1">реальный объект никогда не дан напрямую</text:span></text:span><text:span text:style-name="T1">. Мы сталкиваемся только с его чувственными проявлениями.</text:span></text:p>
      <text:h text:style-name="P3" text:outline-level="2">Причинность без контакта: замещающая причинность</text:h>
      <text:p text:style-name="P5"><text:span text:style-name="T1">Если реальные объекты изолированы друг от друга, как они взаимодействуют? Харман предлагает революционную идею: </text:span><text:span text:style-name="Strong_20_Emphasis"><text:span text:style-name="T1">причинность происходит не между реальными объектами, а через чувственные</text:span></text:span><text:span text:style-name="T1">.</text:span></text:p>
      <text:p text:style-name="P5"><text:span text:style-name="T1">Это </text:span><text:span text:style-name="Strong_20_Emphasis"><text:span text:style-name="T1">замещающая (викарная) причинность</text:span></text:span><text:span text:style-name="T1">: реальный объект А воздействует на чувственный объект Б, который существует в опыте другого объекта. Например, собака видит меня не «как я есть», а как свой собственный чувственный образ. И именно через этот образ происходит взаимодействие.</text:span></text:p>
      <text:p text:style-name="P5"><text:span text:style-name="T1">Таким образом, </text:span><text:span text:style-name="Strong_20_Emphasis"><text:span text:style-name="T1">вся реальность — это сеть опосредованных отношений</text:span></text:span><text:span text:style-name="T1">, где объекты «общаются» через свои проекции.</text:span></text:p>
      <text:h text:style-name="P3" text:outline-level="2">Эстетика как путь к реальному</text:h>
      <text:p text:style-name="P5"><text:span text:style-name="T1">Если прямого доступа к реальному нет, как мы можем его познать? Ответ Хармана парадоксален: </text:span><text:span text:style-name="Strong_20_Emphasis"><text:span text:style-name="T1">через эстетику</text:span></text:span><text:span text:style-name="T1">.</text:span></text:p>
      <text:p text:style-name="P5"><text:soft-page-break/><text:span text:style-name="T1">Любое </text:span><text:span text:style-name="Strong_20_Emphasis"><text:span text:style-name="T1">буквальное описание</text:span></text:span><text:span text:style-name="T1"> (научное, логическое, пропозициональное) даёт лишь чувственный объект. А вот </text:span><text:span text:style-name="Strong_20_Emphasis"><text:span text:style-name="T1">метафора, искусство, мистический опыт</text:span></text:span><text:span text:style-name="T1"> — это попытки «прорваться» к реальному через </text:span><text:span text:style-name="Strong_20_Emphasis"><text:span text:style-name="T1">аллюр</text:span></text:span><text:span text:style-name="T1"> (</text:span><text:span text:style-name="Emphasis"><text:span text:style-name="T1">allure</text:span></text:span><text:span text:style-name="T1">) — эстетическое напряжение между скрытым объектом и его проявленными качествами.</text:span></text:p>
      <text:p text:style-name="P5"><text:span text:style-name="T1">Пример: метафора «сердце — костёр» не описывает сердце буквально. Она заставляет нас </text:span><text:span text:style-name="Strong_20_Emphasis"><text:span text:style-name="T1">вжиться в роль сердца</text:span></text:span><text:span text:style-name="T1">, пережить его «огненность» — и через это переживание мы прикасаемся к его реальности.</text:span></text:p>
      <text:p text:style-name="P5"><text:span text:style-name="T1">Таким образом, </text:span><text:span text:style-name="Strong_20_Emphasis"><text:span text:style-name="T1">эстетика — корень всякой философии</text:span></text:span><text:span text:style-name="T1">, а не её украшение.</text:span></text:p>
      <text:h text:style-name="P3" text:outline-level="2">Наука и мистика: две стороны одной ошибки</text:h>
      <text:p text:style-name="P5"><text:span text:style-name="T1">Харман проводит смелую параллель: </text:span><text:span text:style-name="Strong_20_Emphasis"><text:span text:style-name="T1">наивный рационализм науки и наивный мистицизм</text:span></text:span><text:span text:style-name="T1"> структурно идентичны. Оба претендуют на </text:span><text:span text:style-name="Strong_20_Emphasis"><text:span text:style-name="T1">прямой доступ к реальному</text:span></text:span><text:span text:style-name="T1">:</text:span></text:p>
      <text:list text:style-name="L4">
        <text:list-item>
          <text:p text:style-name="P15">Учёный считает, что формулы раскрывают суть вещей.</text:p>
        </text:list-item>
        <text:list-item>
          <text:p text:style-name="P16">Мистик уверен, что видение — это непосредственное откровение.</text:p>
        </text:list-item>
      </text:list>
      <text:p text:style-name="P5"><text:span text:style-name="T1">Но и тот, и другой сталкиваются лишь с </text:span><text:span text:style-name="Strong_20_Emphasis"><text:span text:style-name="T1">чувственными проекциями</text:span></text:span><text:span text:style-name="T1">. Электрон — не «шарик», а математический объект. Видение Христа — не буквальное появление, а культурно-обусловленная форма трансцендентного опыта.</text:span></text:p>
      <text:p text:style-name="P5"><text:span text:style-name="T1">Истинный подход — </text:span><text:span text:style-name="Strong_20_Emphasis"><text:span text:style-name="T1">критический реализм</text:span></text:span><text:span text:style-name="T1">: признание, что за нашим опытом стоит реальный объект, но он всегда транслируется через нашу сферу восприятия.</text:span></text:p>
      <text:h text:style-name="P3" text:outline-level="2"><text:soft-page-break/>Практическое значение: зачем это нужно?</text:h>
      <text:p text:style-name="P4">ООО — не абстрактная игра. Она предлагает:</text:p>
      <text:list text:style-name="L5">
        <text:list-item>
          <text:p text:style-name="P17"><text:span text:style-name="Strong_20_Emphasis"><text:span text:style-name="T1">Освобождение от иллюзии прямого знания</text:span></text:span><text:span text:style-name="T1">: мы перестаём отождествлять своё восприятие с реальностью.</text:span></text:p>
        </text:list-item>
        <text:list-item>
          <text:p text:style-name="P18"><text:span text:style-name="Strong_20_Emphasis"><text:span text:style-name="T1">Новый инструмент анализа</text:span></text:span><text:span text:style-name="T1">: от архитектуры до религии — любое явление можно разложить по четвероякой модели.</text:span></text:p>
        </text:list-item>
        <text:list-item>
          <text:p text:style-name="P18"><text:span text:style-name="Strong_20_Emphasis"><text:span text:style-name="T1">Экологическое сознание</text:span></text:span><text:span text:style-name="T1">: если всё есть объект, то природа, животные, климат — не «ресурсы», а равноправные участники бытия.</text:span></text:p>
        </text:list-item>
        <text:list-item>
          <text:p text:style-name="P19"><text:span text:style-name="Strong_20_Emphasis"><text:span text:style-name="T1">Теологический прорыв</text:span></text:span><text:span text:style-name="T1">: Бог, Иисус Христос, благодать — всё это объекты, которые можно анализировать без сведения к метафоре или буквализму.</text:span></text:p>
        </text:list-item>
      </text:list>
      <text:h text:style-name="P3" text:outline-level="2">Философия после человека</text:h>
      <text:p text:style-name="P5"><text:span text:style-name="T1">Объектно-ориентированная онтология — это </text:span><text:span text:style-name="Strong_20_Emphasis"><text:span text:style-name="T1">философия без привилегированного субъекта</text:span></text:span><text:span text:style-name="T1">. Человек здесь — один из многих объектов, не более «важный», чем камень, бактерия или галактика.</text:span></text:p>
      <text:p text:style-name="P5"><text:span text:style-name="T1">Это не возврат к наивному реализму, но и не уход в постмодернистскую иронию. Это </text:span><text:span text:style-name="Strong_20_Emphasis"><text:span text:style-name="T1">третий путь</text:span></text:span><text:span text:style-name="T1"> — </text:span><text:span text:style-name="Strong_20_Emphasis"><text:span text:style-name="T1">спекулятивный реализм</text:span></text:span><text:span text:style-name="T1">, который признаёт:</text:span></text:p>
      <text:list text:style-name="L6">
        <text:list-item>
          <text:p text:style-name="P20"><text:span text:style-name="Emphasis"><text:span text:style-name="T1">Мир существует независимо от нас, но мы можем косвенно прикоснуться к нему через эстетику, метафору и метафизическую смелость</text:span></text:span><text:span text:style-name="T1">.</text:span></text:p>
        </text:list-item>
        <text:list-item>
          <text:p text:style-name="P21"><text:span text:style-name="Emphasis"><text:span text:style-name="T1">Философия начинается не с вопроса “Что я могу знать?”, а с утверждения: “Вот объект”.</text:span></text:span></text:p>
        </text:list-item>
      </text:list>
      <text:p text:style-name="P4">И в этом — её сила для XXI века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1:20:06.683997783</meta:creation-date>
    <dc:date>2025-12-18T21:20:12.384620034</dc:date>
    <meta:editing-duration>PT7S</meta:editing-duration>
    <meta:editing-cycles>1</meta:editing-cycles>
    <meta:document-statistic meta:table-count="0" meta:image-count="0" meta:object-count="0" meta:page-count="6" meta:paragraph-count="54" meta:word-count="884" meta:character-count="6526" meta:non-whitespace-character-count="5677"/>
    <meta:generator>LibreOffice/25.8.3.2$Linux_X86_64 LibreOffice_project/580$Build-2</meta:generator>
  </office:meta>
</office:document-meta>
</file>